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b500" officeooo:paragraph-rsid="0018b500"/>
    </style:style>
    <style:style style:name="P2" style:family="paragraph" style:parent-style-name="Standard">
      <style:text-properties officeooo:rsid="0018b897" officeooo:paragraph-rsid="0018b897"/>
    </style:style>
    <style:style style:name="P3" style:family="paragraph" style:parent-style-name="Standard">
      <style:text-properties officeooo:rsid="0018b897" officeooo:paragraph-rsid="0019d7e7"/>
    </style:style>
    <style:style style:name="P4" style:family="paragraph" style:parent-style-name="Standard">
      <style:text-properties officeooo:rsid="0018b897" officeooo:paragraph-rsid="0026a485"/>
    </style:style>
    <style:style style:name="P5" style:family="paragraph" style:parent-style-name="Standard">
      <style:text-properties officeooo:rsid="0018b897" officeooo:paragraph-rsid="0028561a"/>
    </style:style>
    <style:style style:name="P6" style:family="paragraph" style:parent-style-name="Standard">
      <style:text-properties officeooo:rsid="0019d7e7" officeooo:paragraph-rsid="0019d7e7"/>
    </style:style>
    <style:style style:name="P7" style:family="paragraph" style:parent-style-name="Standard">
      <style:text-properties style:text-position="0% 100%" fo:font-weight="bold" officeooo:rsid="0019d7e7" officeooo:paragraph-rsid="0019d7e7" style:font-weight-asian="bold" style:font-weight-complex="bold"/>
    </style:style>
    <style:style style:name="P8" style:family="paragraph" style:parent-style-name="Standard">
      <style:text-properties style:text-position="0% 100%" fo:font-weight="bold" officeooo:rsid="0019d7e7" officeooo:paragraph-rsid="001a482e" style:font-weight-asian="bold" style:font-weight-complex="bold"/>
    </style:style>
    <style:style style:name="P9" style:family="paragraph" style:parent-style-name="Standard">
      <style:text-properties style:text-position="0% 100%" fo:font-weight="bold" officeooo:rsid="001cdde9" officeooo:paragraph-rsid="001cdde9" style:font-weight-asian="bold" style:font-weight-complex="bold"/>
    </style:style>
    <style:style style:name="P10" style:family="paragraph" style:parent-style-name="Standard">
      <style:text-properties style:text-position="0% 100%" fo:font-weight="bold" officeooo:rsid="001cdde9" officeooo:paragraph-rsid="0023e55e" style:font-weight-asian="bold" style:font-weight-complex="bold"/>
    </style:style>
    <style:style style:name="P11" style:family="paragraph" style:parent-style-name="Standard">
      <style:text-properties style:text-position="0% 100%" fo:font-weight="bold" officeooo:rsid="001e78d6" officeooo:paragraph-rsid="001e78d6" style:font-weight-asian="bold" style:font-weight-complex="bold"/>
    </style:style>
    <style:style style:name="P12" style:family="paragraph" style:parent-style-name="Standard">
      <style:text-properties style:text-position="0% 100%" fo:font-weight="bold" officeooo:rsid="00226805" officeooo:paragraph-rsid="00226805" style:font-weight-asian="bold" style:font-weight-complex="bold"/>
    </style:style>
    <style:style style:name="P13" style:family="paragraph" style:parent-style-name="Standard">
      <style:text-properties style:text-position="0% 100%" fo:font-weight="normal" officeooo:rsid="001a482e" officeooo:paragraph-rsid="001a482e" style:font-weight-asian="normal" style:font-weight-complex="normal"/>
    </style:style>
    <style:style style:name="P14" style:family="paragraph" style:parent-style-name="Standard">
      <style:text-properties style:text-position="0% 100%" fo:font-weight="normal" officeooo:rsid="001a08c7" officeooo:paragraph-rsid="001c3032" style:font-weight-asian="normal" style:font-weight-complex="normal"/>
    </style:style>
    <style:style style:name="P15" style:family="paragraph" style:parent-style-name="Standard">
      <style:text-properties style:text-position="0% 100%" fo:font-weight="normal" officeooo:rsid="00218454" officeooo:paragraph-rsid="002166de" style:font-weight-asian="normal" style:font-weight-complex="normal"/>
    </style:style>
    <style:style style:name="P16" style:family="paragraph" style:parent-style-name="Standard">
      <style:text-properties style:text-position="0% 100%" fo:font-weight="normal" officeooo:rsid="00226805" officeooo:paragraph-rsid="00226805" style:font-weight-asian="normal" style:font-weight-complex="normal"/>
    </style:style>
    <style:style style:name="P17" style:family="paragraph" style:parent-style-name="Standard">
      <style:text-properties style:text-position="0% 100%" fo:font-weight="normal" officeooo:rsid="0028561a" officeooo:paragraph-rsid="0028561a" style:font-weight-asian="normal" style:font-weight-complex="normal"/>
    </style:style>
    <style:style style:name="P18" style:family="paragraph" style:parent-style-name="Standard">
      <style:text-properties style:text-position="0% 100%" fo:font-weight="normal" officeooo:rsid="001c3032" officeooo:paragraph-rsid="002b27d2" style:font-weight-asian="normal" style:font-weight-complex="normal"/>
    </style:style>
    <style:style style:name="P19" style:family="paragraph" style:parent-style-name="Standard">
      <style:text-properties style:text-position="0% 100%" fo:font-weight="normal" officeooo:rsid="002b27d2" officeooo:paragraph-rsid="002b27d2" style:font-weight-asian="normal" style:font-weight-complex="normal"/>
    </style:style>
    <style:style style:name="P20" style:family="paragraph" style:parent-style-name="Standard">
      <style:text-properties style:text-position="0% 100%" fo:font-weight="normal" officeooo:rsid="002f1896" officeooo:paragraph-rsid="002f1896" style:font-weight-asian="normal" style:font-weight-complex="normal"/>
    </style:style>
    <style:style style:name="P21" style:family="paragraph" style:parent-style-name="Standard">
      <style:text-properties officeooo:paragraph-rsid="001a482e"/>
    </style:style>
    <style:style style:name="P22" style:family="paragraph" style:parent-style-name="Standard">
      <style:text-properties officeooo:rsid="001a482e" officeooo:paragraph-rsid="001a482e"/>
    </style:style>
    <style:style style:name="P23" style:family="paragraph" style:parent-style-name="Standard">
      <style:text-properties fo:font-weight="bold" officeooo:rsid="0018b500" officeooo:paragraph-rsid="0018b500" style:font-weight-asian="bold" style:font-weight-complex="bold"/>
    </style:style>
    <style:style style:name="P24" style:family="paragraph" style:parent-style-name="Standard">
      <style:text-properties style:text-position="sub 58%" fo:font-weight="normal" officeooo:rsid="0019d7e7" officeooo:paragraph-rsid="0019d7e7" style:font-weight-asian="normal" style:font-weight-complex="normal"/>
    </style:style>
    <style:style style:name="P25" style:family="paragraph" style:parent-style-name="Standard">
      <style:text-properties style:text-position="sub 58%" officeooo:rsid="0019d7e7" officeooo:paragraph-rsid="0019d7e7"/>
    </style:style>
    <style:style style:name="P26" style:family="paragraph" style:parent-style-name="Standard">
      <style:text-properties officeooo:paragraph-rsid="0028561a"/>
    </style:style>
    <style:style style:name="P27" style:family="paragraph" style:parent-style-name="Standard">
      <style:text-properties officeooo:rsid="002cf864" officeooo:paragraph-rsid="002cf864"/>
    </style:style>
    <style:style style:name="P28" style:family="paragraph" style:parent-style-name="Standard" style:list-style-name="L1">
      <style:text-properties officeooo:paragraph-rsid="0026a485"/>
    </style:style>
    <style:style style:name="P29" style:family="paragraph" style:parent-style-name="Standard" style:list-style-name="L1">
      <style:text-properties officeooo:paragraph-rsid="0026dd67"/>
    </style:style>
    <style:style style:name="P30" style:family="paragraph" style:parent-style-name="Standard" style:list-style-name="L1">
      <style:text-properties officeooo:rsid="0026dd67" officeooo:paragraph-rsid="0026dd67"/>
    </style:style>
    <style:style style:name="P31" style:family="paragraph" style:parent-style-name="Standard">
      <style:text-properties style:text-position="0% 100%" fo:font-weight="normal" officeooo:rsid="0029a773" officeooo:paragraph-rsid="002cf864" style:font-weight-asian="normal" style:font-weight-complex="normal"/>
    </style:style>
    <style:style style:name="P32" style:family="paragraph" style:parent-style-name="Standard" style:list-style-name="L2">
      <style:text-properties style:text-position="0% 100%" fo:font-weight="normal" officeooo:rsid="0029a773" officeooo:paragraph-rsid="0031f2bd" style:font-weight-asian="normal" style:font-weight-complex="normal"/>
    </style:style>
    <style:style style:name="P33" style:family="paragraph" style:parent-style-name="Standard" style:list-style-name="L3">
      <style:text-properties style:text-position="0% 100%" fo:font-weight="normal" officeooo:rsid="0029a773" officeooo:paragraph-rsid="002cf864" style:font-weight-asian="normal" style:font-weight-complex="normal"/>
    </style:style>
    <style:style style:name="P34" style:family="paragraph" style:parent-style-name="Standard" style:list-style-name="L4">
      <style:text-properties style:text-position="0% 100%" fo:font-weight="normal" officeooo:rsid="0029a773" officeooo:paragraph-rsid="002cf864" style:font-weight-asian="normal" style:font-weight-complex="normal"/>
    </style:style>
    <style:style style:name="P35" style:family="paragraph" style:parent-style-name="Standard" style:list-style-name="L6">
      <style:text-properties style:text-position="0% 100%" fo:font-weight="normal" officeooo:rsid="002cf864" officeooo:paragraph-rsid="002cf864" style:font-weight-asian="normal" style:font-weight-complex="normal"/>
    </style:style>
    <style:style style:name="P36" style:family="paragraph" style:parent-style-name="Standard">
      <style:text-properties style:text-position="0% 100%" fo:font-weight="normal" officeooo:rsid="002cf864" officeooo:paragraph-rsid="002cf864" style:font-weight-asian="normal" style:font-weight-complex="normal"/>
    </style:style>
    <style:style style:name="P37" style:family="paragraph" style:parent-style-name="Standard">
      <style:text-properties style:text-position="0% 100%" fo:font-weight="normal" officeooo:rsid="002b27d2" officeooo:paragraph-rsid="002cf864" style:font-weight-asian="normal" style:font-weight-complex="normal"/>
    </style:style>
    <style:style style:name="P38" style:family="paragraph" style:parent-style-name="Standard">
      <style:text-properties style:text-position="0% 100%" fo:font-weight="normal" officeooo:rsid="00328077" officeooo:paragraph-rsid="00328077" style:font-weight-asian="normal" style:font-weight-complex="normal"/>
    </style:style>
    <style:style style:name="P39" style:family="paragraph" style:parent-style-name="Standard" style:list-style-name="L5">
      <style:text-properties officeooo:paragraph-rsid="002cf864"/>
    </style:style>
    <style:style style:name="P40" style:family="paragraph" style:parent-style-name="Standard" style:list-style-name="L6">
      <style:text-properties officeooo:rsid="002cf864" officeooo:paragraph-rsid="002cf864"/>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1a482e" style:font-weight-asian="normal" style:font-weight-complex="normal"/>
    </style:style>
    <style:style style:name="T4" style:family="text">
      <style:text-properties style:text-position="super 58%" fo:font-weight="normal" officeooo:rsid="0019d7e7" style:font-weight-asian="normal" style:font-weight-complex="normal"/>
    </style:style>
    <style:style style:name="T5" style:family="text">
      <style:text-properties style:text-position="super 58%" style:font-name="Liberation Mono" fo:font-weight="normal" style:font-name-asian="Nimbus Mono L" style:font-weight-asian="normal" style:font-name-complex="Liberation Mono" style:font-weight-complex="normal"/>
    </style:style>
    <style:style style:name="T6" style:family="text">
      <style:text-properties style:text-position="super 58%" style:font-name="Liberation Mono" fo:font-weight="normal" officeooo:rsid="001a482e" style:font-name-asian="Nimbus Mono L" style:font-weight-asian="normal" style:font-name-complex="Liberation Mono" style:font-weight-complex="normal"/>
    </style:style>
    <style:style style:name="T7" style:family="text">
      <style:text-properties style:text-position="0% 100%"/>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1a482e" style:font-weight-asian="normal" style:font-weight-complex="normal"/>
    </style:style>
    <style:style style:name="T10" style:family="text">
      <style:text-properties style:text-position="0% 100%" fo:font-weight="normal" officeooo:rsid="0019d7e7" style:font-weight-asian="normal" style:font-weight-complex="normal"/>
    </style:style>
    <style:style style:name="T11" style:family="text">
      <style:text-properties style:text-position="0% 100%" fo:font-weight="normal" officeooo:rsid="002b27d2" style:font-weight-asian="normal" style:font-weight-complex="normal"/>
    </style:style>
    <style:style style:name="T12" style:family="text">
      <style:text-properties style:text-position="0% 100%" fo:font-weight="normal" officeooo:rsid="0029a773" style:font-weight-asian="normal" style:font-weight-complex="normal"/>
    </style:style>
    <style:style style:name="T13" style:family="text">
      <style:text-properties style:text-position="0% 100%" style:font-name="Liberation Mono" fo:font-weight="normal" style:font-name-asian="Nimbus Mono L" style:font-weight-asian="normal" style:font-name-complex="Liberation Mono" style:font-weight-complex="normal"/>
    </style:style>
    <style:style style:name="T14" style:family="text">
      <style:text-properties style:text-position="0% 100%" style:font-name="Liberation Mono" fo:font-weight="normal" officeooo:rsid="001a482e" style:font-name-asian="Nimbus Mono L" style:font-weight-asian="normal" style:font-name-complex="Liberation Mono" style:font-weight-complex="normal"/>
    </style:style>
    <style:style style:name="T15" style:family="text">
      <style:text-properties style:text-position="0% 100%" style:font-name="Liberation Serif" fo:font-weight="normal" style:font-name-asian="Nimbus Mono L" style:font-weight-asian="normal" style:font-name-complex="Liberation Mono" style:font-weight-complex="normal"/>
    </style:style>
    <style:style style:name="T16" style:family="text">
      <style:text-properties style:text-position="sub 58%"/>
    </style:style>
    <style:style style:name="T17" style:family="text">
      <style:text-properties style:text-position="sub 58%" fo:font-weight="normal" style:font-weight-asian="normal" style:font-weight-complex="normal"/>
    </style:style>
    <style:style style:name="T18" style:family="text">
      <style:text-properties style:text-position="sub 58%" fo:font-weight="normal" officeooo:rsid="0019d7e7" style:font-weight-asian="normal" style:font-weight-complex="normal"/>
    </style:style>
    <style:style style:name="T19" style:family="text">
      <style:text-properties style:text-position="sub 58%" style:font-name="Liberation Mono" fo:font-weight="normal" style:font-name-asian="Nimbus Mono L" style:font-weight-asian="normal" style:font-name-complex="Liberation Mono" style:font-weight-complex="normal"/>
    </style:style>
    <style:style style:name="T20" style:family="text">
      <style:text-properties style:text-position="sub 58%" style:font-name="Liberation Mono" fo:font-weight="normal" officeooo:rsid="001a482e" style:font-name-asian="Nimbus Mono L" style:font-weight-asian="normal" style:font-name-complex="Liberation Mono"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a482e" style:font-weight-asian="normal" style:font-weight-complex="normal"/>
    </style:style>
    <style:style style:name="T23" style:family="text">
      <style:text-properties fo:font-weight="normal" officeooo:rsid="002016d6" style:font-weight-asian="normal" style:font-weight-complex="normal"/>
    </style:style>
    <style:style style:name="T24" style:family="text">
      <style:text-properties fo:font-weight="normal" officeooo:rsid="002166de" style:font-weight-asian="normal" style:font-weight-complex="normal"/>
    </style:style>
    <style:style style:name="T25" style:family="text">
      <style:text-properties fo:font-weight="normal" officeooo:rsid="00218454" style:font-weight-asian="normal" style:font-weight-complex="normal"/>
    </style:style>
    <style:style style:name="T26" style:family="text">
      <style:text-properties fo:font-weight="normal" officeooo:rsid="0022f36b" style:font-weight-asian="normal" style:font-weight-complex="normal"/>
    </style:style>
    <style:style style:name="T27" style:family="text">
      <style:text-properties fo:font-weight="normal" officeooo:rsid="002cf864" style:font-weight-asian="normal" style:font-weight-complex="normal"/>
    </style:style>
    <style:style style:name="T28" style:family="text">
      <style:text-properties fo:font-weight="normal" officeooo:rsid="002d8cff" style:font-weight-asian="normal" style:font-weight-complex="normal"/>
    </style:style>
    <style:style style:name="T29" style:family="text">
      <style:text-properties style:font-name="Liberation Mono" fo:font-weight="normal" officeooo:rsid="001a482e" style:font-name-asian="Nimbus Mono L" style:font-weight-asian="normal" style:font-name-complex="Liberation Mono" style:font-weight-complex="normal"/>
    </style:style>
    <style:style style:name="T30" style:family="text">
      <style:text-properties officeooo:rsid="0023e55e"/>
    </style:style>
    <style:style style:name="T31" style:family="text">
      <style:text-properties officeooo:rsid="0025bce5"/>
    </style:style>
    <style:style style:name="T32" style:family="text">
      <style:text-properties officeooo:rsid="0026a485"/>
    </style:style>
    <style:style style:name="T33" style:family="text">
      <style:text-properties officeooo:rsid="0018b897"/>
    </style:style>
    <style:style style:name="T34" style:family="text">
      <style:text-properties officeooo:rsid="0026dd67"/>
    </style:style>
    <style:style style:name="T35" style:family="text">
      <style:text-properties officeooo:rsid="00274bce"/>
    </style:style>
    <style:style style:name="T36" style:family="text">
      <style:text-properties officeooo:rsid="002cf864"/>
    </style:style>
    <style:style style:name="T37" style:family="text">
      <style:text-properties officeooo:rsid="002d8cff"/>
    </style:style>
    <style:style style:name="T38" style:family="text">
      <style:text-properties officeooo:rsid="00310e9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 text:c="11"/><text:tab/><text:tab/><text:tab/><text:tab/> <text:s text:c="2"/>CS 403 <text:span text:style-name="T31">PROJECT</text:span></text:p>
      <text:p text:style-name="P23"><text:tab/><text:tab/> <text:s text:c="8"/>Automated Stock Trading Using Machine Learning </text:p>
      <text:p text:style-name="P1"/>
      <text:p text:style-name="P23">Team :</text:p>
      <text:p text:style-name="P1">Arpit Singh [120050037]</text:p>
      <text:p text:style-name="P1">Naveen Sagar [120050026]</text:p>
      <text:p text:style-name="P1">Tapish Raniwal [120050023]</text:p>
      <text:p text:style-name="P1">Pintu Lal Meena [120050018]</text:p>
      <text:p text:style-name="P1"/>
      <text:p text:style-name="P1"/>
      <text:p text:style-name="P23">Proposed Idea:</text:p>
      <text:p text:style-name="P1">Today using algorithms for <text:span text:style-name="T32">trading decisions</text:span> has become a prevalent practice in major stock exchanges in the world. The proposed <text:span text:style-name="T32">i</text:span>dea <text:span text:style-name="T37">was of automated stock trading using machine learning algorithms. It </text:span>was <text:span text:style-name="T37">to</text:span> take past stock data, <text:span text:style-name="T32">learn models from them</text:span> and predict future stock prices using <text:span text:style-name="T32">m</text:span>achine learning algorithm<text:span text:style-name="T37">s</text:span> for most profit.</text:p>
      <text:p text:style-name="P1"/>
      <text:p text:style-name="P23">Work Done:</text:p>
      <text:p text:style-name="P1">We have used different algorithm like logistic regression and SVM to predict sock data. In these two SVM turned out to be more accurate. </text:p>
      <text:p text:style-name="P4">A. Data Source : </text:p>
      <text:list xml:id="list4362485069336778923" text:style-name="L1">
        <text:list-item>
          <text:p text:style-name="P28"><text:span text:style-name="T32"><text:s/>We have taken data from </text:span><text:a xlink:type="simple" xlink:href="http://www.bseindia.com/" text:style-name="Internet_20_link" text:visited-style-name="Visited_20_Internet_20_Link"><text:span text:style-name="T32">http://www.bseindia.com</text:span></text:a><text:span text:style-name="T32"> with parameters as date, open price, high price, low price, close price, WAP(Weighed Average Price), no. of shares and many others. </text:span></text:p>
          <text:p text:style-name="P30">We took TATA stocks from here.</text:p>
        </text:list-item>
        <text:list-item>
          <text:p text:style-name="P29"><text:span text:style-name="T32">We have also taken data from </text:span><text:a xlink:type="simple" xlink:href="http://finance.yahoo.com/q/hp?a=00&amp;b=1&amp;c=1970&amp;d=03&amp;e=28&amp;f=2016&amp;g=d&amp;s=FB%2C+&amp;ql=1" text:style-name="Internet_20_link" text:visited-style-name="Visited_20_Internet_20_Link"><text:span text:style-name="T32">http://finance.yahoo.com/q/hp?a=00&amp;b=1&amp;c=1970&amp;d=03&amp;e=28&amp;f=2016&amp;g=d&amp;s=FB%2C+&amp;ql=1</text:span></text:a><text:span text:style-name="T32"> with parameters as date, open price, close price, high price, low price and volume. We took Facebook stocks from here.</text:span></text:p>
        </text:list-item>
      </text:list>
      <text:p text:style-name="P4"/>
      <text:p text:style-name="P5">B. Data modification: We have written <text:span text:style-name="T34">scripts that take</text:span> raw data and extract<text:span text:style-name="T34"> it in an organized way</text:span> according to parameters we need. <text:span text:style-name="T34">We created intervals of 'csize' days (the length of the interval can be changed but is currently set at 10). </text:span>The parameters we extracted <text:span text:style-name="T34">are</text:span> <text:span text:style-name="T34">st</text:span>art <text:span text:style-name="T34">d</text:span>ate, <text:span text:style-name="T34">e</text:span>nd <text:span text:style-name="T34">da</text:span>te, <text:span text:style-name="T34">o</text:span>pen <text:span text:style-name="T34">p</text:span>rice, <text:span text:style-name="T34">c</text:span>lose <text:span text:style-name="T34">p</text:span>rice, <text:span text:style-name="T34">l</text:span>ow <text:span text:style-name="T34">p</text:span>rice, <text:span text:style-name="T34">h</text:span>igh <text:span text:style-name="T34">p</text:span>rice, <text:span text:style-name="T34">o</text:span>pen <text:span text:style-name="T34">v</text:span>olume, <text:span text:style-name="T34">c</text:span>lose <text:span text:style-name="T34">v</text:span>olume, <text:span text:style-name="T34">l</text:span>ow <text:span text:style-name="T34">v</text:span>olume, <text:span text:style-name="T34">h</text:span>igh <text:span text:style-name="T34">v</text:span>olume.</text:p>
      <text:p text:style-name="P2"/>
      <text:p text:style-name="P26"><text:span text:style-name="T33">C. Features we extracted that will be used to model the data are: 1) percentage change in open price, 2) percentage change in high price, 3) percentage change in low price, 4) percentage change in open volume 5) percentage change in high volume 6) percentage change in low volume, 7)</text:span>ratio of open price andchange to the most recent <text:span text:style-name="T35">lambda number of intervals </text:span>high-low spread <text:span text:style-name="T35">and 8)</text:span>ratio of open volume change to the most recent <text:span text:style-name="T35">lambda number of intervals</text:span> high-low spread<text:span text:style-name="T35">. These can be expressed using the formula below:</text:span></text:p>
      <text:p text:style-name="P6">(P<text:span text:style-name="T1">t</text:span><text:span text:style-name="T16">open <text:s/></text:span><text:span text:style-name="T7">- P</text:span><text:span text:style-name="T1">t-1</text:span><text:span text:style-name="T16">open</text:span><text:span text:style-name="T7">)/P</text:span><text:span text:style-name="T1">t-1</text:span><text:span text:style-name="T16">open</text:span></text:p>
      <text:p text:style-name="P6"><text:span text:style-name="T7">(P</text:span><text:span text:style-name="T1">t-1</text:span><text:span text:style-name="T16">high <text:s/></text:span><text:span text:style-name="T7">- P</text:span><text:span text:style-name="T1">t-2</text:span><text:span text:style-name="T16">high</text:span><text:span text:style-name="T7">)/P</text:span><text:span text:style-name="T1">t-2</text:span><text:span text:style-name="T16">high</text:span></text:p>
      <text:p text:style-name="P7"><text:span text:style-name="T21">(P</text:span><text:span text:style-name="T2">t-1low</text:span><text:span text:style-name="T17"> <text:s/></text:span><text:span text:style-name="T21">- P</text:span><text:span text:style-name="T2">t-2</text:span><text:span text:style-name="T17">low</text:span><text:span text:style-name="T21">)/P</text:span><text:span text:style-name="T2">t-2</text:span><text:span text:style-name="T17">low</text:span></text:p>
      <text:p text:style-name="P6">(V<text:span text:style-name="T1">t</text:span><text:span text:style-name="T16">open <text:s/></text:span><text:span text:style-name="T7">- V</text:span><text:span text:style-name="T1">t-1</text:span><text:span text:style-name="T16">open</text:span><text:span text:style-name="T7">)/V</text:span><text:span text:style-name="T1">t-1</text:span><text:span text:style-name="T16">open</text:span></text:p>
      <text:p text:style-name="P6"><text:span text:style-name="T7">(V</text:span><text:span text:style-name="T1">t-1</text:span><text:span text:style-name="T16">high <text:s/></text:span><text:span text:style-name="T7">- V</text:span><text:span text:style-name="T1">t-2</text:span><text:span text:style-name="T16">high</text:span><text:span text:style-name="T7">)/V</text:span><text:span text:style-name="T1">t-2</text:span><text:span text:style-name="T16">high</text:span></text:p>
      <text:p text:style-name="P7"><text:span text:style-name="T21">(V</text:span><text:span text:style-name="T2">t-1low</text:span><text:span text:style-name="T17"> <text:s/></text:span><text:span text:style-name="T21">- V</text:span><text:span text:style-name="T2">t-2</text:span><text:span text:style-name="T17">low</text:span><text:span text:style-name="T21">)/V</text:span><text:span text:style-name="T2">t-2</text:span><text:span text:style-name="T17">low</text:span></text:p>
      <text:p text:style-name="P24"/>
      <text:p text:style-name="P21"><text:span text:style-name="T9">(P</text:span><text:span text:style-name="T4">t</text:span><text:span text:style-name="T18">open <text:s/></text:span><text:span text:style-name="T10">- P</text:span><text:span text:style-name="T4">t-1</text:span><text:span text:style-name="T18">open</text:span><text:span text:style-name="T10">)/</text:span><text:span text:style-name="T9">(PH</text:span><text:span text:style-name="T3">t</text:span><text:span text:style-name="Source_20_Text"><text:span text:style-name="T20">λ</text:span></text:span><text:span text:style-name="Source_20_Text"><text:span text:style-name="T14">-PL</text:span></text:span><text:span text:style-name="Source_20_Text"><text:span text:style-name="T6">t</text:span></text:span><text:span text:style-name="Source_20_Text"><text:span text:style-name="T20">λ</text:span></text:span><text:span text:style-name="T9">)</text:span></text:p>
      <text:p text:style-name="P22"><text:span text:style-name="T8">(V</text:span><text:span text:style-name="T4">t</text:span><text:span text:style-name="T18">open <text:s/></text:span><text:span text:style-name="T10">- </text:span><text:span text:style-name="T8">V</text:span><text:span text:style-name="T4">t-1</text:span><text:span text:style-name="T18">open</text:span><text:span text:style-name="T10">)/</text:span><text:span text:style-name="T8">(VH</text:span><text:span text:style-name="T2">t</text:span><text:span text:style-name="Source_20_Text"><text:span text:style-name="T19">λ</text:span></text:span><text:span text:style-name="Source_20_Text"><text:span text:style-name="T13">-Vl</text:span></text:span><text:span text:style-name="Source_20_Text"><text:span text:style-name="T5">t</text:span></text:span><text:span text:style-name="Source_20_Text"><text:span text:style-name="T19">λ</text:span></text:span><text:span text:style-name="T8">)</text:span></text:p>
      <text:p text:style-name="P13"/>
      <text:p text:style-name="P17">where:</text:p>
      <text:p text:style-name="P8"><text:span text:style-name="T22">PH</text:span><text:span text:style-name="T3">t</text:span><text:span text:style-name="Source_20_Text"><text:span text:style-name="T20">λ </text:span></text:span><text:span text:style-name="Source_20_Text"><text:span text:style-name="T29">= max(t-λ&lt;=i&lt;=t-1) P</text:span></text:span><text:span text:style-name="Source_20_Text"><text:span text:style-name="T6">t</text:span></text:span><text:span text:style-name="Source_20_Text"><text:span text:style-name="T20">high </text:span></text:span></text:p>
      <text:p text:style-name="P8"><text:span text:style-name="Source_20_Text"><text:span text:style-name="T29">PL</text:span></text:span><text:span text:style-name="Source_20_Text"><text:span text:style-name="T6">t</text:span></text:span><text:span text:style-name="Source_20_Text"><text:span text:style-name="T20">λ </text:span></text:span><text:span text:style-name="Source_20_Text"><text:span text:style-name="T29">=</text:span></text:span><text:span text:style-name="Source_20_Text"><text:span text:style-name="T20"> </text:span></text:span><text:span text:style-name="Source_20_Text"><text:span text:style-name="T29">min(t-λ&lt;=i&lt;=t-1) P</text:span></text:span><text:span text:style-name="Source_20_Text"><text:span text:style-name="T6">t</text:span></text:span><text:span text:style-name="Source_20_Text"><text:span text:style-name="T20">low </text:span></text:span></text:p>
      <text:p text:style-name="P8"><text:soft-page-break/><text:span text:style-name="Source_20_Text"><text:span text:style-name="T29">PL</text:span></text:span><text:span text:style-name="Source_20_Text"><text:span text:style-name="T6">t</text:span></text:span><text:span text:style-name="Source_20_Text"><text:span text:style-name="T20">λ </text:span></text:span><text:span text:style-name="Source_20_Text"><text:span text:style-name="T29">=</text:span></text:span><text:span text:style-name="Source_20_Text"><text:span text:style-name="T20"> </text:span></text:span><text:span text:style-name="Source_20_Text"><text:span text:style-name="T29">min(t-λ&lt;=i&lt;=t-1) V</text:span></text:span><text:span text:style-name="Source_20_Text"><text:span text:style-name="T6">t</text:span></text:span><text:span text:style-name="Source_20_Text"><text:span text:style-name="T20">low </text:span></text:span></text:p>
      <text:p text:style-name="P8"><text:span text:style-name="Source_20_Text"><text:span text:style-name="T29">PL</text:span></text:span><text:span text:style-name="Source_20_Text"><text:span text:style-name="T6">t</text:span></text:span><text:span text:style-name="Source_20_Text"><text:span text:style-name="T20">λ </text:span></text:span><text:span text:style-name="Source_20_Text"><text:span text:style-name="T29">=</text:span></text:span><text:span text:style-name="Source_20_Text"><text:span text:style-name="T20"> </text:span></text:span><text:span text:style-name="Source_20_Text"><text:span text:style-name="T29">min(t-λ&lt;=i&lt;=t-1) V</text:span></text:span><text:span text:style-name="Source_20_Text"><text:span text:style-name="T6">t</text:span></text:span><text:span text:style-name="Source_20_Text"><text:span text:style-name="T20">low </text:span></text:span></text:p>
      <text:p text:style-name="P8"/>
      <text:p text:style-name="P38">Note: Here y(t)is 1 if priceclose(t)&gt;priceopen(t) else it is 0. </text:p>
      <text:p text:style-name="P8"><text:span text:style-name="Source_20_Text"><text:span text:style-name="T20"/></text:span></text:p>
      <text:p text:style-name="P31">D. Data modelling and the corresponding optimization:</text:p>
      <text:list xml:id="list2734455394222691094" text:style-name="L2">
        <text:list-item>
          <text:p text:style-name="P32">We tried to model the data with different models like linear regression, etc. but we found that SVM was the most effective one. We create the corresponding model using the features mentioned in the above point. <text:s/></text:p>
        </text:list-item>
        <text:list-item>
          <text:p text:style-name="P32"><text:span text:style-name="T38">Also, we checked which combination of the features we should choose to model the data and we chose the combination of the eight features (mentioned in the previous point ) because it gave better results.</text:span></text:p>
        </text:list-item>
      </text:list>
      <text:list xml:id="list4209224458615097041" text:style-name="L3">
        <text:list-item>
          <text:p text:style-name="P33">To optimize it further, we do a stratified 10-fold cross-validation (preserving the class ratios within each fold). </text:p>
        </text:list-item>
      </text:list>
      <text:list xml:id="list7552312653671538454" text:style-name="L4">
        <text:list-item>
          <text:p text:style-name="P34">Further, we take the best C, kernel and gamma by using Grid Search (which exhaustively considers all the parameter combinations and takes the best one). </text:p>
        </text:list-item>
      </text:list>
      <text:list xml:id="list8508201836223274731" text:style-name="L5">
        <text:list-item>
          <text:p text:style-name="P39"><text:span text:style-name="T12">Also, we go through different values of </text:span><text:span text:style-name="Source_20_Text"><text:span text:style-name="T14">λ</text:span></text:span><text:span text:style-name="T12"> and pick the one that gives us the best results.</text:span></text:p>
        </text:list-item>
      </text:list>
      <text:p text:style-name="P18"/>
      <text:p text:style-name="P19">E. Result<text:span text:style-name="T36">s</text:span>: <text:span text:style-name="T36">We tested on two stocks (with the models and the optimizations mentioned in the above point) which are as follows:</text:span></text:p>
      <text:list xml:id="list6339323104332586631" text:style-name="L6">
        <text:list-item>
          <text:p text:style-name="P35">FB Stock: We model the FB stock listed from 2012 to 2016 where training data is from 2012 to 2014 and testing data is from 2015 to 2016.</text:p>
          <text:p text:style-name="P35"/>
          <text:p text:style-name="P40"><text:span text:style-name="T8">With </text:span><text:span text:style-name="Source_20_Text"><text:span text:style-name="T14">λ</text:span></text:span><text:span text:style-name="T12"> </text:span><text:span text:style-name="T8">= 5: </text:span></text:p>
          <text:list>
            <text:list-header>
              <text:p text:style-name="P35">Profit=11.989989 </text:p>
              <text:p text:style-name="P35">Accuracy= 0.545454545455</text:p>
              <text:p text:style-name="P35">Precison = 0.545454545455</text:p>
              <text:p text:style-name="P35">Recall= 0.592592592593</text:p>
            </text:list-header>
          </text:list>
        </text:list-item>
      </text:list>
      <text:p text:style-name="P36"><text:tab/></text:p>
      <text:p text:style-name="P27"><text:span text:style-name="T8"><text:tab/>With </text:span><text:span text:style-name="Source_20_Text"><text:span text:style-name="T14">λ</text:span></text:span><text:span text:style-name="T12"> </text:span><text:span text:style-name="T8">= 3:</text:span></text:p>
      <text:p text:style-name="P36"><text:tab/> <text:s text:c="5"/>Profit= 13.31999 </text:p>
      <text:list xml:id="list92107196917275" text:continue-numbering="true" text:style-name="L6">
        <text:list-item>
          <text:list>
            <text:list-header>
              <text:p text:style-name="P35">Accuracy= 0.545454545455 </text:p>
              <text:p text:style-name="P35">Precison = <text:s/>0.545454545455</text:p>
            </text:list-header>
          </text:list>
        </text:list-item>
      </text:list>
      <text:p text:style-name="P36"><text:s text:c="18"/>Recall= 0.608695652174</text:p>
      <text:p text:style-name="P36"/>
      <text:p text:style-name="P27"><text:span text:style-name="T8"><text:tab/> <text:s text:c="5"/>We see in this case ( </text:span><text:span text:style-name="Source_20_Text"><text:span text:style-name="T14">λ</text:span></text:span><text:span text:style-name="Source_20_Text"><text:span text:style-name="T13">=</text:span></text:span><text:span text:style-name="Source_20_Text"><text:span text:style-name="T15">3</text:span></text:span><text:span text:style-name="T8">) that there was an increase in profit and recall without any <text:s text:c="15"/><text:tab/> <text:s text:c="5"/>change in precision and recall.</text:span></text:p>
      <text:p text:style-name="P36"/>
      <text:p text:style-name="P27"><text:span text:style-name="T8"><text:tab/> <text:s text:c="4"/>We choose <text:s/></text:span><text:span text:style-name="Source_20_Text"><text:span text:style-name="T14">λ</text:span></text:span><text:span text:style-name="Source_20_Text"><text:span text:style-name="T13">=</text:span></text:span><text:span text:style-name="Source_20_Text"><text:span text:style-name="T15">3 for better results in our calculations which is also evident in the above <text:tab/> <text:s text:c="4"/>case.</text:span></text:span></text:p>
      <text:p text:style-name="P27"><text:span text:style-name="Source_20_Text"><text:span text:style-name="T15"/></text:span></text:p>
      <text:list xml:id="list92107823011776" text:continue-numbering="true" text:style-name="L6">
        <text:list-item>
          <text:p text:style-name="P40"><text:span text:style-name="T11">Tata Stock: </text:span><text:span text:style-name="T8">It is a much more rigorous data than FB stock. </text:span><text:span text:style-name="T11">We model the data on TATA stock listed from 1995 to 2016 where training data is from 1995 to 2014 and testing data is from 2015 to 2016.</text:span></text:p>
        </text:list-item>
      </text:list>
      <text:p text:style-name="P37"><text:tab/></text:p>
      <text:p text:style-name="P27"><text:span text:style-name="T11"><text:tab/></text:span><text:span text:style-name="T8">We use <text:s/></text:span><text:span text:style-name="Source_20_Text"><text:span text:style-name="T14">λ</text:span></text:span><text:span text:style-name="Source_20_Text"><text:span text:style-name="T13">=</text:span></text:span><text:span text:style-name="Source_20_Text"><text:span text:style-name="T15">3 in this:</text:span></text:span></text:p>
      <text:p text:style-name="P27"><text:span text:style-name="Source_20_Text"><text:span text:style-name="T15"><text:tab/> <text:s text:c="5"/>Profit= 29.85 </text:span></text:span></text:p>
      <text:list xml:id="list92107012426563" text:continue-numbering="true" text:style-name="L6">
        <text:list-item>
          <text:list>
            <text:list-header>
              <text:p text:style-name="P40"><text:span text:style-name="T8">Accuracy= <text:s/></text:span><text:span text:style-name="Source_20_Text"><text:span text:style-name="T15">0.59375</text:span></text:span></text:p>
              <text:p text:style-name="P40"><text:span text:style-name="T8">Precison = </text:span><text:span text:style-name="Source_20_Text"><text:span text:style-name="T15"><text:s/>0.59375</text:span></text:span></text:p>
            </text:list-header>
          </text:list>
        </text:list-item>
      </text:list>
      <text:p text:style-name="P27"><text:span text:style-name="Source_20_Text"><text:span text:style-name="T15"><text:s text:c="18"/>Recall= 0.5</text:span></text:span></text:p>
      <text:p text:style-name="P37"/>
      <text:p text:style-name="P37"><text:soft-page-break/></text:p>
      <text:p text:style-name="P19"/>
      <text:p text:style-name="P19"/>
      <text:p text:style-name="P19"/>
      <text:p text:style-name="P14"/>
      <text:p text:style-name="P9">Future Work:</text:p>
      <text:p text:style-name="P11"><text:span text:style-name="T23">Predicting stock market is a challenging task due to the trends being </text:span><text:span text:style-name="T27">influenced</text:span><text:span text:style-name="T23"> by various factors such as noise and volatility. </text:span><text:span text:style-name="T27">Also, the</text:span><text:span text:style-name="T24"> stock prices reflect all the currently available information and depend on various local-nodes that changes constantly thus it is necessary to capture those changes.</text:span><text:span text:style-name="T27">We would try to check</text:span><text:span text:style-name="T24"> other stock market</text:span><text:span text:style-name="T27">s</text:span><text:span text:style-name="T24"> to find location where the algorithm is able to perform better. </text:span><text:span text:style-name="T27">We can also use </text:span><text:span text:style-name="T24">other algorithm like reinforcement learning. </text:span><text:span text:style-name="T25">Feature selection is the most important part of this algorithm so finding </text:span><text:span text:style-name="T27">better or </text:span><text:span text:style-name="T25">more d</text:span><text:span text:style-name="T27">e</text:span><text:span text:style-name="T25">scriptive features would be </text:span><text:span text:style-name="T27">great</text:span><text:span text:style-name="T25"> in making the results even better.</text:span></text:p>
      <text:p text:style-name="P15"/>
      <text:p text:style-name="P15"/>
      <text:p text:style-name="P9">Conclusion:</text:p>
      <text:p text:style-name="P12"><text:span text:style-name="T21">Factoring in features of high dimentionality after careful selection can be significant in improving the results and our analysis of SVM compared to </text:span><text:span text:style-name="T28">other</text:span><text:span text:style-name="T21"> regression</text:span><text:span text:style-name="T28">s</text:span><text:span text:style-name="T21"> was able to </text:span><text:span text:style-name="T26">show this</text:span><text:span text:style-name="T21">. We expect that this is the case because of higher-dimentionality which increase the linear separation of the dataset.</text:span></text:p>
      <text:p text:style-name="P16">Our conclusion is that Machine Learning has great potential in <text:span text:style-name="T37">the </text:span>field of predicting stocks and profit can be increased by finding more features and by other algorithms.</text:p>
      <text:p text:style-name="P16"/>
      <text:p text:style-name="P10"><text:span text:style-name="T30">Reference</text:span>:</text:p>
      <text:p text:style-name="P20"><text:a xlink:type="simple" xlink:href="http://cs229.stanford.edu/proj2012/ShahDaiZhong-AutomatedStockTradingUsingMachineLearningAlgorithms.pdf" text:style-name="Internet_20_link" text:visited-style-name="Visited_20_Internet_20_Link">http://cs229.stanford.edu/proj2012/ShahDaiZhong-AutomatedStockTradingUsingMachineLearningAlgorithms.pdf</text:a> </text:p>
      <text:p text:style-name="P16"/>
      <text:p text:style-name="P16"/>
      <text:p text:style-name="P9"/>
      <text:p text:style-name="P14"/>
      <text:p text:style-name="P14"/>
      <text:p text:style-name="P24"/>
      <text:p text:style-name="P25"/>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20:15:23.906174151</meta:creation-date>
    <dc:date>2016-04-29T09:21:06.391973327</dc:date>
    <meta:editing-duration>PT3H57M35S</meta:editing-duration>
    <meta:editing-cycles>23</meta:editing-cycles>
    <meta:generator>LibreOffice/5.0.5.2$Linux_X86_64 LibreOffice_project/00m0$Build-2</meta:generator>
    <meta:document-statistic meta:table-count="0" meta:image-count="0" meta:object-count="0" meta:page-count="3" meta:paragraph-count="68" meta:word-count="884" meta:character-count="5636" meta:non-whitespace-character-count="4678"/>
  </office:meta>
</office:document-meta>
</file>